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fee755" fo:font-size="11pt" style:font-size-asian="11pt" style:font-size-complex="11pt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text-properties fo:color="#b3b3b3" fo:font-size="11pt" style:font-size-asian="11pt" style:font-size-complex="11pt"/>
    </style:style>
    <style:style style:name="T1" style:family="text">
      <style:text-properties fo:color="#fee755" fo:font-size="11pt" style:font-size-asian="11pt" style:font-size-complex="11pt"/>
    </style:style>
    <style:style style:name="T2" style:family="text">
      <style:text-properties fo:color="#fee755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b3b3b3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.647cm" svg:height="7.056cm" svg:x="0.026cm" svg:y="0.0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429cm" svg:height="0.683cm" draw:transform="rotate (1.5707963267949) translate (2.565cm 6.424cm)">
          <draw:text-box>
            <text:p><text:span text:style-name="T1">naive</text:span></text:p>
          </draw:text-box>
        </draw:frame>
        <draw:frame draw:style-name="gr2" draw:text-style-name="P1" draw:layer="layout" svg:width="1.107cm" svg:height="0.683cm" draw:transform="rotate (1.5707963267949) translate (3.607cm 6.424cm)">
          <draw:text-box>
            <text:p text:style-name="P2"><text:span text:style-name="T2">shfl</text:span></text:p>
          </draw:text-box>
        </draw:frame>
        <draw:frame draw:style-name="gr2" draw:text-style-name="P1" draw:layer="layout" svg:width="2.212cm" svg:height="0.683cm" draw:transform="rotate (1.5707963267949) translate (4.674cm 6.424cm)">
          <draw:text-box>
            <text:p text:style-name="P2"><text:span text:style-name="T2">shmem1d</text:span></text:p>
          </draw:text-box>
        </draw:frame>
        <draw:frame draw:style-name="gr2" draw:text-style-name="P1" draw:layer="layout" svg:width="3.207cm" svg:height="0.683cm" draw:transform="rotate (1.5707963267949) translate (5.715cm 6.424cm)">
          <draw:text-box>
            <text:p text:style-name="P2"><text:span text:style-name="T2">shmem1dreg1d</text:span></text:p>
          </draw:text-box>
        </draw:frame>
        <draw:frame draw:style-name="gr2" draw:text-style-name="P1" draw:layer="layout" svg:width="4.028cm" svg:height="0.683cm" draw:transform="rotate (1.5707963267949) translate (6.782cm 6.424cm)">
          <draw:text-box>
            <text:p text:style-name="P2"><text:span text:style-name="T2">shmem1dreg1dvec2</text:span></text:p>
          </draw:text-box>
        </draw:frame>
        <draw:frame draw:style-name="gr2" draw:text-style-name="P1" draw:layer="layout" svg:width="3.034cm" svg:height="0.683cm" draw:transform="rotate (1.5707963267949) translate (7.823cm 6.424cm)">
          <draw:text-box>
            <text:p text:style-name="P2"><text:span text:style-name="T2">shmem1dvec2</text:span></text:p>
          </draw:text-box>
        </draw:frame>
        <draw:frame draw:style-name="gr2" draw:text-style-name="P1" draw:layer="layout" svg:width="2.212cm" svg:height="0.683cm" draw:transform="rotate (1.5707963267949) translate (8.89cm 6.424cm)">
          <draw:text-box>
            <text:p text:style-name="P2"><text:span text:style-name="T2">shmem2d</text:span></text:p>
          </draw:text-box>
        </draw:frame>
        <draw:frame draw:style-name="gr2" draw:text-style-name="P1" draw:layer="layout" svg:width="3.207cm" svg:height="0.683cm" draw:transform="rotate (1.5707963267949) translate (9.931cm 6.424cm)">
          <draw:text-box>
            <text:p text:style-name="P2"><text:span text:style-name="T2">shmem2dreg1d</text:span></text:p>
          </draw:text-box>
        </draw:frame>
        <draw:frame draw:style-name="gr2" draw:text-style-name="P1" draw:layer="layout" svg:width="4.028cm" svg:height="0.683cm" draw:transform="rotate (1.5707963267949) translate (10.998cm 6.424cm)">
          <draw:text-box>
            <text:p text:style-name="P2"><text:span text:style-name="T2">shmem2dreg1dvec2</text:span></text:p>
          </draw:text-box>
        </draw:frame>
        <draw:frame draw:style-name="gr2" draw:text-style-name="P1" draw:layer="layout" svg:width="3.034cm" svg:height="0.683cm" draw:transform="rotate (1.5707963267949) translate (12.04cm 6.424cm)">
          <draw:text-box>
            <text:p text:style-name="P2"><text:span text:style-name="T2">shmem2dvec2</text:span></text:p>
          </draw:text-box>
        </draw:frame>
        <draw:frame draw:style-name="gr2" draw:text-style-name="P4" draw:layer="layout" svg:width="1.323cm" svg:height="0.683cm" draw:transform="rotate (1.5707963267949) translate (13.106cm 6.424cm)">
          <draw:text-box>
            <text:p text:style-name="P3"><text:span text:style-name="T3">vec2</text:span></text:p>
          </draw:text-box>
        </draw:frame>
        <draw:frame draw:style-name="gr2" draw:text-style-name="P4" draw:layer="layout" svg:width="1.929cm" svg:height="0.683cm" draw:transform="rotate (1.5707963267949) translate (14.148cm 6.424cm)">
          <draw:text-box>
            <text:p text:style-name="P2"><text:span text:style-name="T3">vec2shf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646cm" fo:page-height="7.0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2-18T09:30:38</meta:creation-date>
    <dc:date>2014-02-19T15:34:59</dc:date>
    <dc:creator>Marcus Mae</dc:creator>
    <meta:editing-duration>PT4M33S</meta:editing-duration>
    <meta:editing-cycles>4</meta:editing-cycles>
    <meta:generator>LibreOffice/3.5$Linux_X86_64 LibreOffice_project/350m1$Build-2</meta:generator>
    <meta:document-statistic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231f20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231f20"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false"/>
      <style:graphic-properties draw:stroke="none" draw:fill-color="#231f20" draw:opacity="20%" draw:opacity-name="" dr3d:edge-rounding="5%"/>
      <style:text-properties fo:font-size="8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/>
      <style:graphic-properties svg:stroke-width="0.025cm" svg:stroke-color="#c5000b" draw:opacity="100%"/>
    </style:style>
    <style:style style:name="ch9" style:family="chart">
      <style:chart-properties chart:solid-type="cuboid" chart:data-label-number="value" chart:data-label-text="false" chart:data-label-symbol="false"/>
      <style:graphic-properties svg:stroke-color="#c5000b" draw:opacity="100%"/>
    </style:style>
    <style:style style:name="ch10" style:family="chart">
      <style:chart-properties chart:solid-type="cuboid" chart:data-label-number="value" chart:data-label-text="false" chart:data-label-symbol="false"/>
      <style:graphic-properties draw:stroke="solid" svg:stroke-width="0.025cm" svg:stroke-color="#c5000b" draw:opacity="100%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48cm" svg:height="7.057cm" xlink:href="." xlink:type="simple" chart:class="chart:bar" chart:style-name="ch1">
        <chart:plot-area chart:style-name="ch2" chart:data-source-has-labels="both" svg:x="1.445cm" svg:y="0.699cm" svg:width="13.579cm" svg:height="5.797cm">
          <chartooo:coordinate-region svg:x="2.357cm" svg:y="0.898cm" svg:width="12.667cm" svg:height="5.399cm"/>
          <chart:axis chart:dimension="x" chart:name="primary-x" chart:style-name="ch3" chartooo:axis-type="auto">
            <chartooo:date-scale/>
            <chart:categories table:cell-range-address="local-table.$A$2:.$A$13"/>
          </chart:axis>
          <chart:axis chart:dimension="y" chart:name="primary-y" chart:style-name="ch4">
            <chart:title svg:x="0.451cm" svg:y="5.07cm" chart:style-name="ch5">
              <text:p>Kernel time, sec</text:p>
            </chart:title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style-name="ch8" chart:repeated="3"/>
            <chart:data-point chart:style-name="ch9" chart:repeated="2"/>
            <chart:data-point chart:style-name="ch8" chart:repeated="2"/>
            <chart:data-point chart:style-name="ch9" chart:repeated="2"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cuda</text:p>
              </table:table-cell>
              <table:table-cell office:value-type="float" office:value="0.011833">
                <text:p>0.011833</text:p>
              </table:table-cell>
            </table:table-row>
            <table:table-row>
              <table:table-cell office:value-type="string">
                <text:p>shfl</text:p>
              </table:table-cell>
              <table:table-cell office:value-type="float" office:value="0.013589">
                <text:p>0.013589</text:p>
              </table:table-cell>
            </table:table-row>
            <table:table-row>
              <table:table-cell office:value-type="string">
                <text:p>shmem1d</text:p>
              </table:table-cell>
              <table:table-cell office:value-type="float" office:value="0.011203">
                <text:p>0.011203</text:p>
              </table:table-cell>
            </table:table-row>
            <table:table-row>
              <table:table-cell office:value-type="string">
                <text:p>shmem1dreg1d</text:p>
              </table:table-cell>
              <table:table-cell office:value-type="float" office:value="0.011886">
                <text:p>0.011886</text:p>
              </table:table-cell>
            </table:table-row>
            <table:table-row>
              <table:table-cell office:value-type="string">
                <text:p>shmem1dreg1dvec2</text:p>
              </table:table-cell>
              <table:table-cell office:value-type="float" office:value="0.011231">
                <text:p>0.011231</text:p>
              </table:table-cell>
            </table:table-row>
            <table:table-row>
              <table:table-cell office:value-type="string">
                <text:p>shmem1dvec2</text:p>
              </table:table-cell>
              <table:table-cell office:value-type="float" office:value="0.009836">
                <text:p>0.009836</text:p>
              </table:table-cell>
            </table:table-row>
            <table:table-row>
              <table:table-cell office:value-type="string">
                <text:p>shmem2d</text:p>
              </table:table-cell>
              <table:table-cell office:value-type="float" office:value="0.013591">
                <text:p>0.013591</text:p>
              </table:table-cell>
            </table:table-row>
            <table:table-row>
              <table:table-cell office:value-type="string">
                <text:p>shmem2dreg1d</text:p>
              </table:table-cell>
              <table:table-cell office:value-type="float" office:value="0.01376">
                <text:p>0.01376</text:p>
              </table:table-cell>
            </table:table-row>
            <table:table-row>
              <table:table-cell office:value-type="string">
                <text:p>shmem2dreg1dvec2</text:p>
              </table:table-cell>
              <table:table-cell office:value-type="float" office:value="0.015094">
                <text:p>0.015094</text:p>
              </table:table-cell>
            </table:table-row>
            <table:table-row>
              <table:table-cell office:value-type="string">
                <text:p>shmem2dvec2</text:p>
              </table:table-cell>
              <table:table-cell office:value-type="float" office:value="0.014158">
                <text:p>0.014158</text:p>
              </table:table-cell>
            </table:table-row>
            <table:table-row>
              <table:table-cell office:value-type="string">
                <text:p>vec2</text:p>
              </table:table-cell>
              <table:table-cell office:value-type="float" office:value="0.010472">
                <text:p>0.010472</text:p>
              </table:table-cell>
            </table:table-row>
            <table:table-row>
              <table:table-cell office:value-type="string">
                <text:p>vec2shfl</text:p>
              </table:table-cell>
              <table:table-cell office:value-type="float" office:value="0.011151">
                <text:p>0.0111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